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00" draw:opacity="100%"/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ackground-color="#ffff00"/>
      <style:text-properties fo:font-variant="normal" fo:text-transform="none" fo:color="#000000" style:font-name="inherit" fo:font-size="7.5pt" fo:letter-spacing="normal" fo:font-style="normal" fo:font-weight="bold" loext:padding="0cm" loext:border="none"/>
    </style:style>
    <style:style style:name="P2" style:family="paragraph" style:parent-style-name="Heading_20_1">
      <loext:graphic-properties draw:fill="solid" draw:fill-color="#ffa500" draw:opacity="100%"/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ackground-color="#ffa500"/>
      <style:text-properties fo:font-variant="normal" fo:text-transform="none" fo:color="#000000" style:font-name="inherit" fo:font-size="7.5pt" fo:letter-spacing="normal" fo:font-style="normal" fo:font-weight="bold" loext:padding="0cm" loext:border="none"/>
    </style:style>
    <style:style style:name="P3" style:family="paragraph" style:parent-style-name="Heading_20_1">
      <loext:graphic-properties draw:fill="solid" draw:fill-color="#008000" draw:opacity="100%"/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ackground-color="#008000"/>
      <style:text-properties fo:font-variant="normal" fo:text-transform="none" fo:color="#000000" style:font-name="inherit" fo:font-size="7.5pt" fo:letter-spacing="normal" fo:font-style="normal" fo:font-weight="bold" loext:padding="0cm" loext:border="none"/>
    </style:style>
    <style:style style:name="P4" style:family="paragraph" style:parent-style-name="Heading_20_1">
      <loext:graphic-properties draw:fill="solid" draw:fill-color="#add8e6" draw:opacity="100%"/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ackground-color="#add8e6"/>
      <style:text-properties fo:font-variant="normal" fo:text-transform="none" fo:color="#000000" style:font-name="inherit" fo:font-size="7.5pt" fo:letter-spacing="normal" fo:font-style="normal" fo:font-weight="bold" loext:padding="0cm" loext:border="none"/>
    </style:style>
    <style:style style:name="P5" style:family="paragraph" style:parent-style-name="Heading_20_1">
      <loext:graphic-properties draw:fill="solid" draw:fill-color="#a52a2a" draw:opacity="100%"/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ackground-color="#a52a2a"/>
      <style:text-properties fo:font-variant="normal" fo:text-transform="none" fo:color="#000000" style:font-name="inherit" fo:font-size="7.5pt" fo:letter-spacing="normal" fo:font-style="normal" fo:font-weight="bold" loext:padding="0cm" loext:border="none"/>
    </style:style>
    <style:style style:name="P6" style:family="paragraph" style:parent-style-name="Heading_20_1">
      <loext:graphic-properties draw:fill="solid" draw:fill-color="#800080" draw:opacity="100%"/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ackground-color="#800080"/>
      <style:text-properties fo:font-variant="normal" fo:text-transform="none" fo:color="#ffffff" style:font-name="inherit" fo:font-size="7.5pt" fo:letter-spacing="normal" fo:font-style="normal" fo:font-weight="bold" loext:padding="0cm" loext:border="none"/>
    </style:style>
    <style:style style:name="P7" style:family="paragraph" style:parent-style-name="Heading_20_1">
      <loext:graphic-properties draw:fill="solid" draw:fill-color="#00008b" draw:opacity="100%"/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ackground-color="#00008b"/>
      <style:text-properties fo:font-variant="normal" fo:text-transform="none" fo:color="#ffffff" style:font-name="inherit" fo:font-size="7.5pt" fo:letter-spacing="normal" fo:font-style="normal" fo:font-weight="bold" loext:padding="0cm" loext:border="none"/>
    </style:style>
    <style:style style:name="P8" style:family="paragraph" style:parent-style-name="Heading_20_1">
      <style:paragraph-properties fo:margin-left="0cm" fo:margin-right="0cm" fo:margin-top="0cm" fo:margin-bottom="0cm" loext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ffa500" style:font-name="inherit" fo:font-size="7.5pt" fo:letter-spacing="normal" fo:font-style="normal" fo:font-weight="bold" fo:background-color="#000000" loext:padding="0cm" loext:border="none"/>
    </style:style>
    <style:style style:name="P9" style:family="paragraph" style:parent-style-name="Heading_20_2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12529" style:font-name="inherit" fo:font-size="7.5pt" fo:letter-spacing="normal" fo:font-style="normal" fo:font-weight="bold" loext:padding="0cm" loext:border="none"/>
    </style:style>
    <style:style style:name="P10" style:family="paragraph" style:parent-style-name="Standard">
      <style:paragraph-properties fo:margin-left="0cm" fo:margin-right="0cm" fo:margin-top="0.185cm" fo:margin-bottom="0cm" loext:contextual-spacing="false" fo:text-indent="0cm" style:auto-text-indent="false"/>
    </style:style>
    <style:style style:name="P11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212529" style:font-name="apple-system" fo:font-size="7.5pt" fo:letter-spacing="normal" fo:font-style="normal" fo:font-weight="normal" style:font-name-asian="apple-system" style:font-size-asian="7.5pt" style:font-style-asian="normal" style:font-weight-asian="normal" style:font-name-complex="apple-system" style:font-size-complex="7.5pt" style:font-style-complex="normal" style:font-weight-complex="normal" loext:padding="0cm" loext:border="none"/>
    </style:style>
    <style:style style:name="P12" style:family="paragraph" style:parent-style-name="Text_20_body">
      <style:paragraph-properties fo:text-align="start" style:justify-single-word="false" fo:orphans="2" fo:widows="2"/>
      <style:text-properties fo:font-variant="normal" fo:text-transform="none" fo:color="#212529" style:font-name="apple-system" fo:font-size="7.5pt" fo:letter-spacing="normal" fo:font-style="normal" fo:font-weight="normal" loext:padding="0.049cm" loext:border="0.74pt solid #000000"/>
    </style:style>
    <style:style style:name="P13" style:family="paragraph" style:parent-style-name="Text_20_body">
      <style:paragraph-properties fo:text-align="start" style:justify-single-word="false" fo:orphans="2" fo:widows="2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apple-system" fo:font-size="7.5pt" fo:letter-spacing="normal" fo:font-style="italic" fo:font-weight="bold" loext:padding="0cm" loext:border="none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fo:color="#212529" style:font-name="apple-system" fo:font-size="7.5pt" fo:letter-spacing="normal" fo:font-style="italic" fo:font-weight="bold" loext:padding="0cm" loext:border="none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apple-system" fo:font-size="7.5pt" fo:letter-spacing="normal" fo:font-style="normal" fo:font-weight="normal" loext:padding="0.049cm" loext:border="0.74pt solid #000000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apple-system" fo:font-size="7.5pt" fo:letter-spacing="normal" fo:font-style="normal" fo:font-weight="normal" style:font-name-asian="apple-system" style:font-size-asian="7.5pt" style:font-style-asian="normal" style:font-weight-asian="normal" style:font-name-complex="apple-system" style:font-size-complex="7.5pt" style:font-style-complex="normal" style:font-weight-complex="normal" loext:padding="0cm" loext:border="none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apple-system" fo:font-size="7.5pt" fo:letter-spacing="normal" fo:font-style="normal" fo:font-weight="normal" loext:padding="0cm" loext:border="none"/>
    </style:style>
    <style:style style:name="P19" style:family="paragraph" style:parent-style-name="Text_20_body">
      <style:paragraph-properties fo:margin-top="0cm" fo:margin-bottom="0cm" loext:contextual-spacing="false" fo:line-height="150%" fo:text-align="center" style:justify-single-word="false" fo:orphans="2" fo:widows="2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orphans="2" fo:widows="2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7.5pt" fo:letter-spacing="normal" fo:font-style="normal" fo:font-weight="bold" loext:padding="0.049cm" loext:border="0.74pt solid #000000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7.5pt" fo:letter-spacing="normal" fo:font-style="normal" fo:font-weight="normal" loext:padding="0.049cm" loext:border="0.74pt solid #000000"/>
    </style:style>
    <style:style style:name="P23" style:family="paragraph" style:parent-style-name="Text_20_body">
      <style:paragraph-properties fo:margin-left="0cm" fo:margin-right="0cm" fo:margin-top="0cm" fo:margin-bottom="1.058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18pt" fo:letter-spacing="normal" fo:font-style="normal" fo:font-weight="bold" fo:background-color="#000000" loext:padding="0cm" loext:border="none"/>
    </style:style>
    <style:style style:name="P24" style:family="paragraph" style:parent-style-name="Text_20_body">
      <style:paragraph-properties fo:margin-top="0cm" fo:margin-bottom="0.529cm" loext:contextual-spacing="false" fo:text-align="start" style:justify-single-word="false" fo:orphans="2" fo:widows="2"/>
    </style:style>
    <style:style style:name="P25" style:family="paragraph" style:parent-style-name="Text_20_body">
      <style:paragraph-properties fo:margin-left="0.265cm" fo:margin-right="0cm" fo:margin-top="0cm" fo:margin-bottom="0.529cm" loext:contextual-spacing="false" fo:text-align="start" style:justify-single-word="false" fo:orphans="2" fo:widows="2" fo:text-indent="0cm" style:auto-text-indent="false"/>
    </style:style>
    <style:style style:name="T1" style:family="text">
      <style:text-properties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212529" style:text-line-through-style="none" style:text-line-through-type="none" style:font-name="apple-system" fo:font-size="7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212529" style:font-name="apple-system" fo:font-size="7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8000" style:text-line-through-style="none" style:text-line-through-type="none" style:font-name="apple-system" fo:font-size="7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007bff" style:text-line-through-style="none" style:text-line-through-type="none" style:font-name="apple-system" fo:font-size="7.5pt" fo:letter-spacing="normal" fo:font-style="normal" style:text-underline-style="none" fo:font-weight="normal" style:text-blinking="false" fo:background-color="transparent" loext:char-shading-value="0" style:font-name-asian="apple-system" style:font-size-asian="7.5pt" style:font-style-asian="normal" style:font-weight-asian="normal" style:font-name-complex="apple-system" style:font-size-complex="7.5pt" style:font-style-complex="normal" style:font-weight-complex="normal" loext:padding="0cm" loext:border="none"/>
    </style:style>
    <style:style style:name="T6" style:family="text">
      <style:text-properties fo:font-variant="normal" fo:text-transform="none" fo:color="#ffffff" style:text-line-through-style="none" style:text-line-through-type="none" style:font-name="apple-system" fo:font-size="7.5pt" fo:letter-spacing="normal" fo:font-style="normal" style:text-underline-style="none" fo:font-weight="normal" style:text-blinking="false" fo:background-color="#28a745" loext:char-shading-value="0" loext:padding-left="0.049cm" loext:padding-right="0cm" loext:padding-top="0.049cm" loext:padding-bottom="0.265cm" loext:border-left="0.06pt solid #28a745" loext:border-right="none" loext:border-top="0.06pt solid #28a745" loext:border-bottom="0.06pt solid #28a745"/>
    </style:style>
    <style:style style:name="T7" style:family="text">
      <style:text-properties fo:font-variant="normal" fo:text-transform="none" fo:color="#ffffff" style:text-line-through-style="none" style:text-line-through-type="none" style:font-name="apple-system" fo:font-size="7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8" style:family="text">
      <style:text-properties fo:font-variant="normal" fo:text-transform="none" fo:color="#ffffff" style:text-line-through-style="none" style:text-line-through-type="none" style:font-name="apple-system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9" style:family="text">
      <style:text-properties fo:color="#007bff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gettingAround"/><text:a xlink:type="simple" xlink:href="http://localhost:5500/" text:style-name="Internet_20_link" text:visited-style-name="Visited_20_Internet_20_Link"><text:span text:style-name="T1">Getting Around</text:span></text:a></text:p>
      <text:section text:style-name="Sect1" text:name="nav-container">
        <text:p text:style-name="P10"><text:a xlink:type="simple" xlink:href="http://localhost:5500/" text:style-name="Internet_20_link" text:visited-style-name="Visited_20_Internet_20_Link">Home</text:a><text:a xlink:type="simple" xlink:href="http://localhost:5500/whatisjitsu" text:style-name="Internet_20_link" text:visited-style-name="Visited_20_Internet_20_Link">What Is Jiu Jitsu?</text:a><text:a xlink:type="simple" xlink:href="http://localhost:5500/profiles" text:style-name="Internet_20_link" text:visited-style-name="Visited_20_Internet_20_Link">Who Are We?</text:a><text:a xlink:type="simple" xlink:href="http://localhost:5500/syllabus" text:style-name="Internet_20_link" text:visited-style-name="Visited_20_Internet_20_Link">Syllabus</text:a><text:a xlink:type="simple" xlink:href="http://localhost:5500/technique/new" text:style-name="Internet_20_link" text:visited-style-name="Visited_20_Internet_20_Link">Add Techniques To Syllabus</text:a><text:a xlink:type="simple" xlink:href="http://localhost:5500/videos(????)" text:style-name="Internet_20_link" text:visited-style-name="Visited_20_Internet_20_Link">Remove Surplus Videos</text:a><text:a xlink:type="simple" xlink:href="http://localhost:5500/syllabus/mindmap" text:style-name="Internet_20_link" text:visited-style-name="Visited_20_Internet_20_Link">Mindmap For Syllabus</text:a><text:a xlink:type="simple" xlink:href="http://localhost:5500/" text:style-name="Internet_20_link" text:visited-style-name="Visited_20_Internet_20_Link">Sign Out</text:a><text:a xlink:type="simple" xlink:href="http://localhost:5500/syllabus#" text:style-name="Internet_20_link" text:visited-style-name="Visited_20_Internet_20_Link"><text:span text:style-name="T4">Welcome</text:span></text:a></text:p>
      </text:section>
      <text:p text:style-name="P11"/>
      <text:h text:style-name="P9" text:outline-level="2">SYLLABUS</text:h>
      <text:p text:style-name="P13"/>
      <text:section text:style-name="Sect1" text:name="logoBox">
        <text:p text:style-name="P13"/>
      </text:section>
      <text:p text:style-name="P13"/>
      <text:h text:style-name="P1" text:outline-level="1">7th Kyu (Yellow)</text:h>
      <text:p text:style-name="P14">Waza (techniques)</text:p>
      <text:p text:style-name="P20"/>
      <text:p text:style-name="P20"/>
      <text:p text:style-name="P20"/>
      <text:p text:style-name="P14">Ukemi (breakfalling):</text:p>
      <text:p text:style-name="P20"/>
      <text:section text:style-name="Sect1" text:name="techniqueBox">
        <text:p text:style-name="P20"><text:bookmark text:name="techniqueLink"/><text:a xlink:type="simple" xlink:href="http://localhost:5500/techniques/83" text:style-name="Internet_20_link" text:visited-style-name="Visited_20_Internet_20_Link"><text:span text:style-name="T9">Ukemi-no-kata (kneeling)</text:span></text:a></text:p>
        <text:p text:style-name="P16">Kneeling ukemi (rolling and breakfalling)</text:p>
        <text:p text:style-name="P13"/>
        <text:p text:style-name="P21">What's different to the UK syllabus?</text:p>
        <text:p text:style-name="P12">Ensure "live toes" are applied for Canada</text:p>
        <text:p text:style-name="P22">Posted on Dec 2nd, 2021</text:p>
      </text:section>
      <text:p text:style-name="P17"/>
      <text:p text:style-name="P20"/>
      <text:section text:style-name="Sect1" text:name="Section1">
        <text:p text:style-name="P20"><text:bookmark text:name="techniqueBox"/><text:bookmark text:name="techniqueLink1"/><text:a xlink:type="simple" xlink:href="http://localhost:5500/techniques/148" text:style-name="Internet_20_link" text:visited-style-name="Visited_20_Internet_20_Link"><text:span text:style-name="T9">Peg-leg breakfall</text:span></text:a></text:p>
        <text:p text:style-name="P16">Partnered ukemi</text:p>
        <text:p text:style-name="P13"/>
        <text:p text:style-name="P21">What's different to the UK syllabus?</text:p>
        <text:p text:style-name="P13"/>
        <text:p text:style-name="P22">Posted on Jan 12th, 2022</text:p>
      </text:section>
      <text:p text:style-name="P17"/>
      <text:p text:style-name="P20"/>
      <text:p text:style-name="P20"/>
      <text:p text:style-name="P20"/>
      <text:p text:style-name="P14">Atemi (striking):</text:p>
      <text:p text:style-name="P20"/>
      <text:section text:style-name="Sect1" text:name="Section2">
        <text:p text:style-name="P20"><text:bookmark text:name="techniqueBox1"/><text:bookmark text:name="techniqueLink2"/><text:a xlink:type="simple" xlink:href="http://localhost:5500/techniques/4" text:style-name="Internet_20_link" text:visited-style-name="Visited_20_Internet_20_Link"><text:span text:style-name="T9">Lunge punch</text:span></text:a></text:p>
        <text:p text:style-name="P12">Hand strikes</text:p>
        <text:p text:style-name="P22">Posted on Oct 31st, 2021</text:p>
      </text:section>
      <text:section text:style-name="Sect1" text:name="Section3">
        <text:p text:style-name="P20"><text:bookmark text:name="techniqueBox2"/><text:bookmark text:name="techniqueLink3"/><text:a xlink:type="simple" xlink:href="http://localhost:5500/techniques/5" text:style-name="Internet_20_link" text:visited-style-name="Visited_20_Internet_20_Link"><text:span text:style-name="T5">Reverse punch</text:span></text:a></text:p>
        <text:p text:style-name="P12">Hand strikes</text:p>
        <text:p text:style-name="P22">Posted on Oct 31st, 2021</text:p>
      </text:section>
      <text:section text:style-name="Sect1" text:name="Section4">
        <text:p text:style-name="P20"><text:bookmark text:name="techniqueBox3"/><text:bookmark text:name="techniqueLink4"/><text:a xlink:type="simple" xlink:href="http://localhost:5500/techniques/6" text:style-name="Internet_20_link" text:visited-style-name="Visited_20_Internet_20_Link"><text:span text:style-name="T5">Hook punch</text:span></text:a></text:p>
        <text:p text:style-name="P12">Hand strikes</text:p>
        <text:p text:style-name="P22">Posted on Oct 31st, 2021</text:p>
      </text:section>
      <text:section text:style-name="Sect1" text:name="Section5">
        <text:p text:style-name="P20"><text:bookmark text:name="techniqueBox4"/><text:bookmark text:name="techniqueLink5"/><text:a xlink:type="simple" xlink:href="http://localhost:5500/techniques/7" text:style-name="Internet_20_link" text:visited-style-name="Visited_20_Internet_20_Link"><text:span text:style-name="T5">Palm heel</text:span></text:a></text:p>
        <text:p text:style-name="P12"><text:soft-page-break/>Hand strikes</text:p>
        <text:p text:style-name="P22">Posted on Oct 31st, 2021</text:p>
      </text:section>
      <text:section text:style-name="Sect1" text:name="Section6">
        <text:p text:style-name="P20"><text:bookmark text:name="techniqueBox5"/><text:bookmark text:name="techniqueLink6"/><text:a xlink:type="simple" xlink:href="http://localhost:5500/techniques/8" text:style-name="Internet_20_link" text:visited-style-name="Visited_20_Internet_20_Link"><text:span text:style-name="T5">Knife hand</text:span></text:a></text:p>
        <text:p text:style-name="P12">Hand strikes</text:p>
        <text:p text:style-name="P22">Posted on Oct 31st, 2021</text:p>
      </text:section>
      <text:section text:style-name="Sect1" text:name="Section7">
        <text:p text:style-name="P20"><text:bookmark text:name="techniqueBox6"/><text:bookmark text:name="techniqueLink7"/><text:a xlink:type="simple" xlink:href="http://localhost:5500/techniques/9" text:style-name="Internet_20_link" text:visited-style-name="Visited_20_Internet_20_Link"><text:span text:style-name="T5">Back fist</text:span></text:a></text:p>
        <text:p text:style-name="P12">Hand strikes</text:p>
        <text:p text:style-name="P22">Posted on Oct 31st, 2021</text:p>
      </text:section>
      <text:p text:style-name="P17"/>
      <text:p text:style-name="P20"/>
      <text:section text:style-name="Sect1" text:name="Section8">
        <text:p text:style-name="P20"><text:bookmark text:name="techniqueBox7"/><text:bookmark text:name="techniqueLink8"/><text:a xlink:type="simple" xlink:href="http://localhost:5500/techniques/10" text:style-name="Internet_20_link" text:visited-style-name="Visited_20_Internet_20_Link"><text:span text:style-name="T9">Elbow (horizontal)</text:span></text:a></text:p>
        <text:p text:style-name="P12">Elbow strikes</text:p>
        <text:p text:style-name="P22">Posted on Oct 31st, 2021</text:p>
      </text:section>
      <text:p text:style-name="P17"/>
      <text:p text:style-name="P20"/>
      <text:section text:style-name="Sect1" text:name="Section9">
        <text:p text:style-name="P20"><text:bookmark text:name="techniqueBox8"/><text:bookmark text:name="techniqueLink9"/><text:a xlink:type="simple" xlink:href="http://localhost:5500/techniques/11" text:style-name="Internet_20_link" text:visited-style-name="Visited_20_Internet_20_Link"><text:span text:style-name="T9">Mae-geri (front kick)</text:span></text:a></text:p>
        <text:p text:style-name="P12">Kicks</text:p>
        <text:p text:style-name="P22">Posted on Oct 31st, 2021</text:p>
      </text:section>
      <text:p text:style-name="P17"/>
      <text:p text:style-name="P20"/>
      <text:p text:style-name="P14">Kansetsu (locks):</text:p>
      <text:p text:style-name="P20"/>
      <text:section text:style-name="Sect1" text:name="Section10">
        <text:p text:style-name="P20"><text:bookmark text:name="techniqueBox9"/><text:bookmark text:name="techniqueLink10"/><text:a xlink:type="simple" xlink:href="http://localhost:5500/techniques/13" text:style-name="Internet_20_link" text:visited-style-name="Visited_20_Internet_20_Link"><text:span text:style-name="T9">Wrist-lock #2 (ura-kote, rear wrist)</text:span></text:a></text:p>
        <text:p text:style-name="P12">Wrist locks</text:p>
        <text:p text:style-name="P22">Posted on Dec 2nd, 2021</text:p>
      </text:section>
      <text:section text:style-name="Sect1" text:name="Section11">
        <text:p text:style-name="P20"><text:bookmark text:name="techniqueBox10"/><text:bookmark text:name="techniqueLink11"/><text:a xlink:type="simple" xlink:href="http://localhost:5500/techniques/84" text:style-name="Internet_20_link" text:visited-style-name="Visited_20_Internet_20_Link"><text:span text:style-name="T5">Wrist-lock #1 (kote-gaeshi, wrist twist)</text:span></text:a></text:p>
        <text:p text:style-name="P12">Wrist locks</text:p>
        <text:p text:style-name="P22">Posted on Dec 2nd, 2021</text:p>
      </text:section>
      <text:p text:style-name="P17"/>
      <text:p text:style-name="P20"/>
      <text:section text:style-name="Sect1" text:name="Section12">
        <text:p text:style-name="P20"><text:bookmark text:name="techniqueBox11"/><text:bookmark text:name="techniqueLink12"/><text:a xlink:type="simple" xlink:href="http://localhost:5500/techniques/14" text:style-name="Internet_20_link" text:visited-style-name="Visited_20_Internet_20_Link"><text:span text:style-name="T9">Arm-lock #1 (ude-kujiki, arm break)</text:span></text:a></text:p>
        <text:p text:style-name="P16">Outside arm locks</text:p>
        <text:p text:style-name="P13"/>
        <text:p text:style-name="P21">What's different to the UK syllabus?</text:p>
        <text:p text:style-name="P12">Technique is identical, but known as "Kujiki gatame" in the UK</text:p>
        <text:p text:style-name="P22">Posted on Oct 31st, 2021</text:p>
      </text:section>
      <text:section text:style-name="Sect1" text:name="Section13">
        <text:p text:style-name="P20"><text:bookmark text:name="techniqueBox12"/><text:bookmark text:name="techniqueLink13"/><text:a xlink:type="simple" xlink:href="http://localhost:5500/techniques/15" text:style-name="Internet_20_link" text:visited-style-name="Visited_20_Internet_20_Link"><text:span text:style-name="T5">Arm-lock #2 (karada-gatame, body lock)</text:span></text:a></text:p>
        <text:p text:style-name="P12">Outside arm locks</text:p>
        <text:p text:style-name="P22">Posted on Oct 31st, 2021</text:p>
      </text:section>
      <text:p text:style-name="P17"/>
      <text:p text:style-name="P20"/>
      <text:section text:style-name="Sect1" text:name="Section14">
        <text:p text:style-name="P20"><text:bookmark text:name="techniqueBox13"/><text:bookmark text:name="techniqueLink14"/><text:a xlink:type="simple" xlink:href="http://localhost:5500/techniques/16" text:style-name="Internet_20_link" text:visited-style-name="Visited_20_Internet_20_Link"><text:span text:style-name="T9">Restraint #1 (yoko-hiza-gatame, side knee lock)</text:span></text:a></text:p>
        <text:p text:style-name="P16">Ground restraints/arm locks</text:p>
        <text:p text:style-name="P13"/>
        <text:p text:style-name="P21">What's different to the UK syllabus?</text:p>
        <text:p text:style-name="P12">Ground immobilisations are at green belt on UK syllabus</text:p>
        <text:p text:style-name="P22"><text:soft-page-break/>Posted on Oct 31st, 2021</text:p>
      </text:section>
      <text:p text:style-name="P17"/>
      <text:p text:style-name="P20"/>
      <text:section text:style-name="Sect1" text:name="Section15">
        <text:p text:style-name="P20"><text:bookmark text:name="techniqueBox14"/><text:bookmark text:name="techniqueLink15"/><text:a xlink:type="simple" xlink:href="http://localhost:5500/techniques/17" text:style-name="Internet_20_link" text:visited-style-name="Visited_20_Internet_20_Link"><text:span text:style-name="T9">Restraint #2 (yoko-kote-dori, side wrist trap [wristlock #5])</text:span></text:a></text:p>
        <text:p text:style-name="P16">Ground restraints/wrist locks</text:p>
        <text:p text:style-name="P13"/>
        <text:p text:style-name="P21">What's different to the UK syllabus?</text:p>
        <text:p text:style-name="P12">Ground immobilisations are at green belt on UK syllabus</text:p>
        <text:p text:style-name="P22">Posted on Oct 31st, 2021</text:p>
      </text:section>
      <text:section text:style-name="Sect1" text:name="Section16">
        <text:p text:style-name="P20"><text:bookmark text:name="techniqueBox15"/><text:bookmark text:name="techniqueLink16"/><text:a xlink:type="simple" xlink:href="http://localhost:5500/techniques/18" text:style-name="Internet_20_link" text:visited-style-name="Visited_20_Internet_20_Link"><text:span text:style-name="T5">Restraint #3 (ura-kote, rear wrist [wristlock #2])</text:span></text:a></text:p>
        <text:p text:style-name="P16">Ground restraints/wrist locks</text:p>
        <text:p text:style-name="P13"/>
        <text:p text:style-name="P21">What's different to the UK syllabus?</text:p>
        <text:p text:style-name="P12">Ground immobilisations are at green belt on UK syllabus, and this technique seems basically equivalent to number 4 on that syllabus, "ura kote gaeshi" (but investigate further)</text:p>
        <text:p text:style-name="P22">Posted on Oct 31st, 2021</text:p>
      </text:section>
      <text:p text:style-name="P17"/>
      <text:p text:style-name="P20"/>
      <text:p text:style-name="P14">Ne-waza (groundwork):</text:p>
      <text:p text:style-name="P20"/>
      <text:section text:style-name="Sect1" text:name="Section17">
        <text:p text:style-name="P20"><text:bookmark text:name="techniqueBox16"/><text:bookmark text:name="techniqueLink17"/><text:a xlink:type="simple" xlink:href="http://localhost:5500/techniques/19" text:style-name="Internet_20_link" text:visited-style-name="Visited_20_Internet_20_Link"><text:span text:style-name="T9">Top control, side control, supine control (and escapes from)</text:span></text:a></text:p>
        <text:p text:style-name="P16">Ground control drills</text:p>
        <text:p text:style-name="P13"/>
        <text:p text:style-name="P21">What's different to the UK syllabus?</text:p>
        <text:p text:style-name="P12">Ground work is more elaborate and drilled earlier in Canada</text:p>
        <text:p text:style-name="P22">Posted on Oct 31st, 2021</text:p>
      </text:section>
      <text:p text:style-name="P17"/>
      <text:p text:style-name="P20"/>
      <text:section text:style-name="Sect1" text:name="Section18">
        <text:p text:style-name="P20"><text:bookmark text:name="techniqueBox17"/><text:bookmark text:name="techniqueLink18"/><text:a xlink:type="simple" xlink:href="http://localhost:5500/techniques/20" text:style-name="Internet_20_link" text:visited-style-name="Visited_20_Internet_20_Link"><text:span text:style-name="T9">Tate-shiho-gatame, mune-gatame, kesa-gatame (and counters)</text:span></text:a></text:p>
        <text:p text:style-name="P16">Ground holds (derived from Judo)</text:p>
        <text:p text:style-name="P13"/>
        <text:p text:style-name="P21">What's different to the UK syllabus?</text:p>
        <text:p text:style-name="P12">Groundwork counters aren't explicitly listed in the UK by and large; tate-shiho-gatame isn't required until orange belt in UK</text:p>
        <text:p text:style-name="P22">Posted on Oct 31st, 2021</text:p>
      </text:section>
      <text:p text:style-name="P17"/>
      <text:p text:style-name="P20"/>
      <text:section text:style-name="Sect1" text:name="Section19">
        <text:p text:style-name="P20"><text:bookmark text:name="techniqueBox18"/><text:bookmark text:name="techniqueLink19"/><text:a xlink:type="simple" xlink:href="http://localhost:5500/techniques/21" text:style-name="Internet_20_link" text:visited-style-name="Visited_20_Internet_20_Link"><text:span text:style-name="T9">Ude-hishigi-ude-gatame, ude-hishigi-juji-gatame (and counters)</text:span></text:a></text:p>
        <text:p text:style-name="P16">Groundwork arm locks</text:p>
        <text:p text:style-name="P13"/>
        <text:p text:style-name="P21">What's different to the UK syllabus?</text:p>
        <text:p text:style-name="P12">These techniques aren't required until purple in the UK</text:p>
        <text:p text:style-name="P22">Posted on Oct 31st, 2021</text:p>
      </text:section>
      <text:p text:style-name="P17"/>
      <text:p text:style-name="P20"/>
      <text:section text:style-name="Sect1" text:name="Section20">
        <text:p text:style-name="P20"><text:bookmark text:name="techniqueBox19"/><text:bookmark text:name="techniqueLink20"/><text:a xlink:type="simple" xlink:href="http://localhost:5500/techniques/22" text:style-name="Internet_20_link" text:visited-style-name="Visited_20_Internet_20_Link"><text:span text:style-name="T9">Tsukomi-jime, okuri-eri-jime (and counters)</text:span></text:a></text:p>
        <text:p text:style-name="P16"><text:soft-page-break/>Groundwork strangles</text:p>
        <text:p text:style-name="P13"/>
        <text:p text:style-name="P21">What's different to the UK syllabus?</text:p>
        <text:p text:style-name="P12">Strangles aren't required until light blue in the UK</text:p>
        <text:p text:style-name="P22">Posted on Oct 31st, 2021</text:p>
      </text:section>
      <text:p text:style-name="P17"/>
      <text:p text:style-name="P20"/>
      <text:p text:style-name="P14">Nage-waza (throwing):</text:p>
      <text:p text:style-name="P20"/>
      <text:section text:style-name="Sect1" text:name="Section21">
        <text:p text:style-name="P20"><text:bookmark text:name="techniqueBox20"/><text:bookmark text:name="techniqueLink21"/><text:a xlink:type="simple" xlink:href="http://localhost:5500/techniques/23" text:style-name="Internet_20_link" text:visited-style-name="Visited_20_Internet_20_Link"><text:span text:style-name="T9">Osoto-gari</text:span></text:a></text:p>
        <text:p text:style-name="P12">Introductory trip throw</text:p>
        <text:p text:style-name="P22">Posted on Oct 31st, 2021</text:p>
      </text:section>
      <text:section text:style-name="Sect1" text:name="Section22">
        <text:p text:style-name="P20"><text:bookmark text:name="techniqueBox21"/><text:bookmark text:name="techniqueLink22"/><text:a xlink:type="simple" xlink:href="http://localhost:5500/techniques/24" text:style-name="Internet_20_link" text:visited-style-name="Visited_20_Internet_20_Link"><text:span text:style-name="T5">Ko-soto-gari</text:span></text:a></text:p>
        <text:p text:style-name="P12">Introductory trip throw</text:p>
        <text:p text:style-name="P22">Posted on Oct 31st, 2021</text:p>
      </text:section>
      <text:section text:style-name="Sect1" text:name="Section23">
        <text:p text:style-name="P20"><text:bookmark text:name="techniqueBox22"/><text:bookmark text:name="techniqueLink23"/><text:a xlink:type="simple" xlink:href="http://localhost:5500/techniques/25" text:style-name="Internet_20_link" text:visited-style-name="Visited_20_Internet_20_Link"><text:span text:style-name="T5">De-ashi-harai (forward foot sweep)</text:span></text:a></text:p>
        <text:p text:style-name="P16">Introductory trip throw</text:p>
        <text:p text:style-name="P13"/>
        <text:p text:style-name="P21">What's different to the UK syllabus?</text:p>
        <text:p text:style-name="P12">If this matches De-ashi-barai (advancing foot sweep) in the UK, that technique is not until light blue</text:p>
        <text:p text:style-name="P22">Posted on Oct 31st, 2021</text:p>
      </text:section>
      <text:p text:style-name="P17"/>
      <text:p text:style-name="P20"/>
      <text:section text:style-name="Sect1" text:name="Section24">
        <text:p text:style-name="P20"><text:bookmark text:name="techniqueBox23"/><text:bookmark text:name="techniqueLink24"/><text:a xlink:type="simple" xlink:href="http://localhost:5500/techniques/53" text:style-name="Internet_20_link" text:visited-style-name="Visited_20_Internet_20_Link"><text:span text:style-name="T9">Demonstrate kuzushi (8 points of unbalance)</text:span></text:a></text:p>
        <text:p text:style-name="P16">Partnered kata (form)</text:p>
        <text:p text:style-name="P13"/>
        <text:p text:style-name="P21">What's different to the UK syllabus?</text:p>
        <text:p text:style-name="P12">This isn't required until orange in the UK, and the compass points order is slightly different- Canada: 1S 2N 3W 4E 5SW 6NE 7SE 8NW, UK 1N 2S 3W 4E 5NW 6SE 7NE 8SW</text:p>
        <text:p text:style-name="P22">Posted on Nov 3rd, 2021</text:p>
      </text:section>
      <text:p text:style-name="P17"/>
      <text:p text:style-name="P20"/>
      <text:section text:style-name="Sect1" text:name="Section25">
        <text:p text:style-name="P20"><text:bookmark text:name="techniqueBox24"/><text:bookmark text:name="techniqueLink25"/><text:a xlink:type="simple" xlink:href="http://localhost:5500/techniques/27" text:style-name="Internet_20_link" text:visited-style-name="Visited_20_Internet_20_Link"><text:span text:style-name="T9">Randori utilising osoto-gari and de-ashi-harai only</text:span></text:a></text:p>
        <text:p text:style-name="P16">Randori (judo) throwing e.g. for competition (as opposed to street self defence)</text:p>
        <text:p text:style-name="P13"/>
        <text:p text:style-name="P21">What's different to the UK syllabus?</text:p>
        <text:p text:style-name="P12">No randori throwing until orange in the UK</text:p>
        <text:p text:style-name="P22">Posted on Oct 31st, 2021</text:p>
      </text:section>
      <text:p text:style-name="P17"/>
      <text:p text:style-name="P20"/>
      <text:p text:style-name="P20"/>
      <text:p text:style-name="P15">~ ~ ~ ~ ~ ~ ~ ~ ~ ~ ~ ~ ~ ~ ~ ~ ~ ~ ~ ~ ~ ~</text:p>
      <text:p text:style-name="P20"/>
      <text:p text:style-name="P20"/>
      <text:p text:style-name="P20"/>
      <text:p text:style-name="P14">Henka-waza (transition techniques):</text:p>
      <text:p text:style-name="P20"><text:soft-page-break/></text:p>
      <text:section text:style-name="Sect1" text:name="Section26">
        <text:p text:style-name="P20"><text:bookmark text:name="techniqueBox25"/><text:bookmark text:name="techniqueLink26"/><text:a xlink:type="simple" xlink:href="http://localhost:5500/techniques/28" text:style-name="Internet_20_link" text:visited-style-name="Visited_20_Internet_20_Link"><text:span text:style-name="T9">Arm-lock 2 into wrist-lock 1</text:span></text:a></text:p>
        <text:p text:style-name="P16">Locking transitions</text:p>
        <text:p text:style-name="P13"/>
        <text:p text:style-name="P21">What's different to the UK syllabus?</text:p>
        <text:p text:style-name="P12">Very limited transitions in the UK compared to Canada</text:p>
        <text:p text:style-name="P22">Posted on Oct 31st, 2021</text:p>
      </text:section>
      <text:section text:style-name="Sect1" text:name="Section27">
        <text:p text:style-name="P20"><text:bookmark text:name="techniqueBox26"/><text:bookmark text:name="techniqueLink27"/><text:a xlink:type="simple" xlink:href="http://localhost:5500/techniques/29" text:style-name="Internet_20_link" text:visited-style-name="Visited_20_Internet_20_Link"><text:span text:style-name="T5">Arm-lock 1 into wrist-lock 1</text:span></text:a></text:p>
        <text:p text:style-name="P16">Locking transitions</text:p>
        <text:p text:style-name="P13"/>
        <text:p text:style-name="P21">What's different to the UK syllabus?</text:p>
        <text:p text:style-name="P12">Very limited transitions in the UK compared to Canada</text:p>
        <text:p text:style-name="P22">Posted on Oct 31st, 2021</text:p>
      </text:section>
      <text:p text:style-name="P17"/>
      <text:p text:style-name="P20"/>
      <text:section text:style-name="Sect1" text:name="Section28">
        <text:p text:style-name="P20"><text:bookmark text:name="techniqueBox27"/><text:bookmark text:name="techniqueLink28"/><text:a xlink:type="simple" xlink:href="http://localhost:5500/techniques/32" text:style-name="Internet_20_link" text:visited-style-name="Visited_20_Internet_20_Link"><text:span text:style-name="T9">Kosoto-gari into osoto-gari</text:span></text:a></text:p>
        <text:p text:style-name="P16">Throwing transitions</text:p>
        <text:p text:style-name="P13"/>
        <text:p text:style-name="P21">What's different to the UK syllabus?</text:p>
        <text:p text:style-name="P12">No throwing transitions are tested on the UK syllabus</text:p>
        <text:p text:style-name="P22">Posted on Oct 31st, 2021</text:p>
      </text:section>
      <text:p text:style-name="P17"/>
      <text:p text:style-name="P20"/>
      <text:p text:style-name="P14">Bunkai (application for defence):</text:p>
      <text:p text:style-name="P20"/>
      <text:section text:style-name="Sect1" text:name="Section29">
        <text:p text:style-name="P20"><text:bookmark text:name="techniqueBox28"/><text:bookmark text:name="techniqueLink29"/><text:a xlink:type="simple" xlink:href="http://localhost:5500/techniques/33" text:style-name="Internet_20_link" text:visited-style-name="Visited_20_Internet_20_Link"><text:span text:style-name="T9">Defence against strangles (front and rear)</text:span></text:a></text:p>
        <text:p text:style-name="P12">Grab defences</text:p>
        <text:p text:style-name="P22">Posted on Oct 31st, 2021</text:p>
      </text:section>
      <text:section text:style-name="Sect1" text:name="Section30">
        <text:p text:style-name="P20"><text:bookmark text:name="techniqueBox29"/><text:bookmark text:name="techniqueLink30"/><text:a xlink:type="simple" xlink:href="http://localhost:5500/techniques/34" text:style-name="Internet_20_link" text:visited-style-name="Visited_20_Internet_20_Link"><text:span text:style-name="T5">Defence against hair grabs (front and rear)</text:span></text:a></text:p>
        <text:p text:style-name="P12">Grab defences</text:p>
        <text:p text:style-name="P22">Posted on Oct 31st, 2021</text:p>
      </text:section>
      <text:section text:style-name="Sect1" text:name="Section31">
        <text:p text:style-name="P20"><text:bookmark text:name="techniqueBox30"/><text:bookmark text:name="techniqueLink31"/><text:a xlink:type="simple" xlink:href="http://localhost:5500/techniques/35" text:style-name="Internet_20_link" text:visited-style-name="Visited_20_Internet_20_Link"><text:span text:style-name="T5">Defence against lapel grab &amp; punch</text:span></text:a></text:p>
        <text:p text:style-name="P16">Grab defences</text:p>
        <text:p text:style-name="P13"/>
        <text:p text:style-name="P21">What's different to the UK syllabus?</text:p>
        <text:p text:style-name="P12">This technique isn't until dark blue in the UK syllabus. You see, Canadians are just a lot more badass</text:p>
        <text:p text:style-name="P22">Posted on Oct 31st, 2021</text:p>
      </text:section>
      <text:p text:style-name="P17"/>
      <text:p text:style-name="P20"/>
      <text:section text:style-name="Sect1" text:name="Section32">
        <text:p text:style-name="P20"><text:bookmark text:name="techniqueBox31"/><text:bookmark text:name="techniqueLink32"/><text:a xlink:type="simple" xlink:href="http://localhost:5500/techniques/62" text:style-name="Internet_20_link" text:visited-style-name="Visited_20_Internet_20_Link"><text:span text:style-name="T9">Defence against bottle</text:span></text:a></text:p>
        <text:p text:style-name="P12">Weapon defences</text:p>
        <text:p text:style-name="P22">Posted on Nov 8th, 2021</text:p>
      </text:section>
      <text:p text:style-name="P17"/>
      <text:p text:style-name="P20"/>
      <text:section text:style-name="Sect1" text:name="Section33">
        <text:p text:style-name="P13"><text:bookmark text:name="techniqueBox32"/><text:bookmark text:name="techniqueLink33"/><text:a xlink:type="simple" xlink:href="http://localhost:5500/techniques/76" text:style-name="Internet_20_link" text:visited-style-name="Visited_20_Internet_20_Link"><text:span text:style-name="T9">Testeding</text:span></text:a></text:p>
        <text:p text:style-name="P22"><text:soft-page-break/>Posted on Nov 25th, 2021</text:p>
      </text:section>
      <text:section text:style-name="Sect1" text:name="Section34">
        <text:p text:style-name="P20"><text:bookmark text:name="techniqueBox33"/><text:bookmark text:name="techniqueLink34"/><text:a xlink:type="simple" xlink:href="http://localhost:5500/techniques/143" text:style-name="Internet_20_link" text:visited-style-name="Visited_20_Internet_20_Link"><text:span text:style-name="T5">Third video update test</text:span></text:a></text:p>
        <text:p text:style-name="P13"/>
        <text:p text:style-name="P21">What's different to the UK syllabus?</text:p>
        <text:p text:style-name="P13"/>
        <text:p text:style-name="P22">Posted on Dec 21st, 2021</text:p>
      </text:section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section text:style-name="Sect1" text:name="Section35">
        <text:p text:style-name="P20"><text:bookmark text:name="techniqueBox34"/><text:bookmark text:name="techniqueLink35"/><text:a xlink:type="simple" xlink:href="http://localhost:5500/techniques/38" text:style-name="Internet_20_link" text:visited-style-name="Visited_20_Internet_20_Link"><text:span text:style-name="T9">The student should have good style and control and a basic knowledge of terminology and etiquette.</text:span></text:a></text:p>
        <text:p text:style-name="P12">Miscellaneous/character/qualifications</text:p>
        <text:p text:style-name="P22">Posted on Oct 31st, 2021</text:p>
      </text:section>
      <text:p text:style-name="P17"/>
      <text:p text:style-name="P20"/>
      <text:p text:style-name="P19"><text:a xlink:type="simple" xlink:href="http://localhost:5500/technique/new" text:style-name="Internet_20_link" text:visited-style-name="Visited_20_Internet_20_Link"><text:span text:style-name="T6">Add New Technique</text:span></text:a><text:span text:style-name="T3"><text:line-break/></text:span></text:p>
      <text:h text:style-name="P2" text:outline-level="1">6th Kyu (Orange)</text:h>
      <text:p text:style-name="P14">Waza (techniques)</text:p>
      <text:p text:style-name="P18"><text:line-break/>All previous syllabus.</text:p>
      <text:p text:style-name="P20"/>
      <text:p text:style-name="P20"/>
      <text:p text:style-name="P20"/>
      <text:p text:style-name="P14">Ukemi (breakfalling):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section text:style-name="Sect1" text:name="Section36">
        <text:p text:style-name="P20"><text:bookmark text:name="techniqueBox35"/><text:bookmark text:name="techniqueLink36"/><text:a xlink:type="simple" xlink:href="http://localhost:5500/techniques/103" text:style-name="Internet_20_link" text:visited-style-name="Visited_20_Internet_20_Link"><text:span text:style-name="T9">Standing forwards and backwards rolls (into kamae)</text:span></text:a></text:p>
        <text:p text:style-name="P16">Standing rolling breakfalls</text:p>
        <text:p text:style-name="P13"/>
        <text:p text:style-name="P21">What's different to the UK syllabus?</text:p>
        <text:p text:style-name="P12">These rolls are done for yellow belt in the UK</text:p>
        <text:p text:style-name="P22"><text:soft-page-break/>Posted on Dec 6th, 2021</text:p>
      </text:section>
      <text:p text:style-name="P17"/>
      <text:p text:style-name="P20"/>
      <text:p text:style-name="P14">Atemi (striking):</text:p>
      <text:p text:style-name="P20"/>
      <text:section text:style-name="Sect1" text:name="Section37">
        <text:p text:style-name="P20"><text:bookmark text:name="techniqueBox36"/><text:bookmark text:name="techniqueLink37"/><text:a xlink:type="simple" xlink:href="http://localhost:5500/techniques/106" text:style-name="Internet_20_link" text:visited-style-name="Visited_20_Internet_20_Link"><text:span text:style-name="T9">Hammer fist</text:span></text:a></text:p>
        <text:p text:style-name="P12">Hand strikes</text:p>
        <text:p text:style-name="P22">Posted on Dec 7th, 2021</text:p>
      </text:section>
      <text:p text:style-name="P17"/>
      <text:p text:style-name="P20"/>
      <text:section text:style-name="Sect1" text:name="Section38">
        <text:p text:style-name="P20"><text:bookmark text:name="techniqueBox37"/><text:bookmark text:name="techniqueLink38"/><text:a xlink:type="simple" xlink:href="http://localhost:5500/techniques/107" text:style-name="Internet_20_link" text:visited-style-name="Visited_20_Internet_20_Link"><text:span text:style-name="T9">Elbow (vertical)</text:span></text:a></text:p>
        <text:p text:style-name="P12">Elbow strikes</text:p>
        <text:p text:style-name="P22">Posted on Dec 7th, 2021</text:p>
      </text:section>
      <text:p text:style-name="P17"/>
      <text:p text:style-name="P20"/>
      <text:section text:style-name="Sect1" text:name="Section39">
        <text:p text:style-name="P20"><text:bookmark text:name="techniqueBox38"/><text:bookmark text:name="techniqueLink39"/><text:a xlink:type="simple" xlink:href="http://localhost:5500/techniques/108" text:style-name="Internet_20_link" text:visited-style-name="Visited_20_Internet_20_Link"><text:span text:style-name="T9">Knee</text:span></text:a></text:p>
        <text:p text:style-name="P12">Knee strikes</text:p>
        <text:p text:style-name="P22">Posted on Dec 7th, 2021</text:p>
      </text:section>
      <text:p text:style-name="P17"/>
      <text:p text:style-name="P20"/>
      <text:section text:style-name="Sect1" text:name="Section40">
        <text:p text:style-name="P20"><text:bookmark text:name="techniqueBox39"/><text:bookmark text:name="techniqueLink40"/><text:a xlink:type="simple" xlink:href="http://localhost:5500/techniques/109" text:style-name="Internet_20_link" text:visited-style-name="Visited_20_Internet_20_Link"><text:span text:style-name="T9">Mawashi-geri</text:span></text:a></text:p>
        <text:p text:style-name="P12">Kicks</text:p>
        <text:p text:style-name="P22">Posted on Dec 7th, 2021</text:p>
      </text:section>
      <text:p text:style-name="P17"/>
      <text:p text:style-name="P20"/>
      <text:p text:style-name="P14">Kansetsu (locks):</text:p>
      <text:p text:style-name="P20"/>
      <text:section text:style-name="Sect1" text:name="Section41">
        <text:p text:style-name="P20"><text:bookmark text:name="techniqueBox40"/><text:bookmark text:name="techniqueLink41"/><text:a xlink:type="simple" xlink:href="http://localhost:5500/techniques/92" text:style-name="Internet_20_link" text:visited-style-name="Visited_20_Internet_20_Link"><text:span text:style-name="T9">Wrist-lock #3 (kote-gatame, wrist lock)</text:span></text:a></text:p>
        <text:p text:style-name="P12">Wrist lock</text:p>
        <text:p text:style-name="P22">Posted on Dec 2nd, 2021</text:p>
      </text:section>
      <text:p text:style-name="P17"/>
      <text:p text:style-name="P20"/>
      <text:section text:style-name="Sect1" text:name="Section42">
        <text:p text:style-name="P20"><text:bookmark text:name="techniqueBox41"/><text:bookmark text:name="techniqueLink42"/><text:a xlink:type="simple" xlink:href="http://localhost:5500/techniques/110" text:style-name="Internet_20_link" text:visited-style-name="Visited_20_Internet_20_Link"><text:span text:style-name="T9">Arm-lock #3 (ude-garami, arm entanglement)</text:span></text:a></text:p>
        <text:p text:style-name="P12">Arm locks</text:p>
        <text:p text:style-name="P22">Posted on Dec 7th, 2021</text:p>
      </text:section>
      <text:section text:style-name="Sect1" text:name="Section43">
        <text:p text:style-name="P20"><text:bookmark text:name="techniqueBox42"/><text:bookmark text:name="techniqueLink43"/><text:a xlink:type="simple" xlink:href="http://localhost:5500/techniques/111" text:style-name="Internet_20_link" text:visited-style-name="Visited_20_Internet_20_Link"><text:span text:style-name="T5">Arm-lock #4 (gyaku-ude-garami, reverse arm entanglement)</text:span></text:a></text:p>
        <text:p text:style-name="P12">Arm locks</text:p>
        <text:p text:style-name="P22">Posted on Dec 7th, 2021</text:p>
      </text:section>
      <text:p text:style-name="P17"/>
      <text:p text:style-name="P20"/>
      <text:p text:style-name="P14">Ne-waza (groundwork):</text:p>
      <text:p text:style-name="P20"/>
      <text:section text:style-name="Sect1" text:name="Section44">
        <text:p text:style-name="P20"><text:bookmark text:name="techniqueBox43"/><text:bookmark text:name="techniqueLink44"/><text:a xlink:type="simple" xlink:href="http://localhost:5500/techniques/112" text:style-name="Internet_20_link" text:visited-style-name="Visited_20_Internet_20_Link"><text:span text:style-name="T9">Kuzure-kesa-gatame (broken scarf hold) (and counter)</text:span></text:a></text:p>
        <text:p text:style-name="P16">Broken ground holds</text:p>
        <text:p text:style-name="P13"/>
        <text:p text:style-name="P21">What's different to the UK syllabus?</text:p>
        <text:p text:style-name="P12">This ground hold is on the yellow belt syllabus in the UK but does not have a broken-hold equivalent</text:p>
        <text:p text:style-name="P22"><text:soft-page-break/>Posted on Dec 7th, 2021</text:p>
      </text:section>
      <text:p text:style-name="P17"/>
      <text:p text:style-name="P20"/>
      <text:section text:style-name="Sect1" text:name="Section45">
        <text:p text:style-name="P20"><text:bookmark text:name="techniqueBox44"/><text:bookmark text:name="techniqueLink45"/><text:a xlink:type="simple" xlink:href="http://localhost:5500/techniques/113" text:style-name="Internet_20_link" text:visited-style-name="Visited_20_Internet_20_Link"><text:span text:style-name="T9">Gyaku-kesa-gatame (reverse scarf hold) (and counter)</text:span></text:a></text:p>
        <text:p text:style-name="P16">Reverse ground holds</text:p>
        <text:p text:style-name="P13"/>
        <text:p text:style-name="P21">What's different to the UK syllabus?</text:p>
        <text:p text:style-name="P12">This technique is on green belt and known as ushiro keza gatame on the UK syllabus</text:p>
        <text:p text:style-name="P22">Posted on Dec 7th, 2021</text:p>
      </text:section>
      <text:p text:style-name="P17"/>
      <text:p text:style-name="P20"/>
      <text:section text:style-name="Sect1" text:name="Section46">
        <text:p text:style-name="P20"><text:bookmark text:name="techniqueBox45"/><text:bookmark text:name="techniqueLink46"/><text:a xlink:type="simple" xlink:href="http://localhost:5500/techniques/114" text:style-name="Internet_20_link" text:visited-style-name="Visited_20_Internet_20_Link"><text:span text:style-name="T9">Kata-gatame (shoulder hold) (and counter)</text:span></text:a></text:p>
        <text:p text:style-name="P16">Ground holds</text:p>
        <text:p text:style-name="P13"/>
        <text:p text:style-name="P21">What's different to the UK syllabus?</text:p>
        <text:p text:style-name="P12">This technique is for green belt on the UK syllabus</text:p>
        <text:p text:style-name="P22">Posted on Dec 7th, 2021</text:p>
      </text:section>
      <text:p text:style-name="P17"/>
      <text:p text:style-name="P20"/>
      <text:section text:style-name="Sect1" text:name="Section47">
        <text:p text:style-name="P20"><text:bookmark text:name="techniqueBox46"/><text:bookmark text:name="techniqueLink47"/><text:a xlink:type="simple" xlink:href="http://localhost:5500/techniques/115" text:style-name="Internet_20_link" text:visited-style-name="Visited_20_Internet_20_Link"><text:span text:style-name="T9">Ude-garami (arm entanglement)</text:span></text:a></text:p>
        <text:p text:style-name="P16">Ground arm locks</text:p>
        <text:p text:style-name="P13"/>
        <text:p text:style-name="P21">What's different to the UK syllabus?</text:p>
        <text:p text:style-name="P12">This technique is for purple belt on the UK syllabus</text:p>
        <text:p text:style-name="P22">Posted on Dec 7th, 2021</text:p>
      </text:section>
      <text:section text:style-name="Sect1" text:name="Section48">
        <text:p text:style-name="P20"><text:bookmark text:name="techniqueBox47"/><text:bookmark text:name="techniqueLink48"/><text:a xlink:type="simple" xlink:href="http://localhost:5500/techniques/116" text:style-name="Internet_20_link" text:visited-style-name="Visited_20_Internet_20_Link"><text:span text:style-name="T5">Gyaku-ude-garami (reverse arm entanglement) (and counter)</text:span></text:a></text:p>
        <text:p text:style-name="P16">Ground arm locks</text:p>
        <text:p text:style-name="P13"/>
        <text:p text:style-name="P21">What's different to the UK syllabus?</text:p>
        <text:p text:style-name="P12">This variant of ude-garami is not explicitly included on the UK syllabus</text:p>
        <text:p text:style-name="P22">Posted on Dec 7th, 2021</text:p>
      </text:section>
      <text:p text:style-name="P17"/>
      <text:p text:style-name="P20"/>
      <text:section text:style-name="Sect1" text:name="Section49">
        <text:p text:style-name="P20"><text:bookmark text:name="techniqueBox48"/><text:bookmark text:name="techniqueLink49"/><text:a xlink:type="simple" xlink:href="http://localhost:5500/techniques/117" text:style-name="Internet_20_link" text:visited-style-name="Visited_20_Internet_20_Link"><text:span text:style-name="T9">Hadaka-jime (naked choke) (and counter)</text:span></text:a></text:p>
        <text:p text:style-name="P16">Ground strangulations</text:p>
        <text:p text:style-name="P13"/>
        <text:p text:style-name="P21">What's different to the UK syllabus?</text:p>
        <text:p text:style-name="P12">This technique is for light blue belt in the UK syllabus; additionally, it is separated into ground and standing components in Canada</text:p>
        <text:p text:style-name="P22">Posted on Dec 7th, 2021</text:p>
      </text:section>
      <text:p text:style-name="P17"/>
      <text:p text:style-name="P20"/>
      <text:section text:style-name="Sect1" text:name="Section50">
        <text:p text:style-name="P20"><text:bookmark text:name="techniqueBox49"/><text:bookmark text:name="techniqueLink50"/><text:a xlink:type="simple" xlink:href="http://localhost:5500/techniques/118" text:style-name="Internet_20_link" text:visited-style-name="Visited_20_Internet_20_Link"><text:span text:style-name="T9">Ryote-jime (two hand choke) (and counter)</text:span></text:a></text:p>
        <text:p text:style-name="P16">Groundwork strangles</text:p>
        <text:p text:style-name="P13"/>
        <text:p text:style-name="P21"><text:soft-page-break/>What's different to the UK syllabus?</text:p>
        <text:p text:style-name="P12">This technique is for light blue belt in the UK syllabus; additionally, the standing version is not on the Canadian syllabus</text:p>
        <text:p text:style-name="P22">Posted on Dec 7th, 2021</text:p>
      </text:section>
      <text:p text:style-name="P17"/>
      <text:p text:style-name="P20"/>
      <text:p text:style-name="P14">Nage-waza (throwing):</text:p>
      <text:p text:style-name="P20"/>
      <text:p text:style-name="P20"/>
      <text:p text:style-name="P20"/>
      <text:section text:style-name="Sect1" text:name="Section51">
        <text:p text:style-name="P20"><text:bookmark text:name="techniqueBox50"/><text:bookmark text:name="techniqueLink51"/><text:a xlink:type="simple" xlink:href="http://localhost:5500/techniques/102" text:style-name="Internet_20_link" text:visited-style-name="Visited_20_Internet_20_Link"><text:span text:style-name="T9">O-goshi</text:span></text:a></text:p>
        <text:p text:style-name="P12">Hip throw</text:p>
        <text:p text:style-name="P22">Posted on Dec 6th, 2021</text:p>
      </text:section>
      <text:section text:style-name="Sect1" text:name="Section52">
        <text:p text:style-name="P20"><text:bookmark text:name="techniqueBox51"/><text:bookmark text:name="techniqueLink52"/><text:a xlink:type="simple" xlink:href="http://localhost:5500/techniques/119" text:style-name="Internet_20_link" text:visited-style-name="Visited_20_Internet_20_Link"><text:span text:style-name="T5">Koshi-guruma (hip throw)</text:span></text:a></text:p>
        <text:p text:style-name="P16">Hip throw</text:p>
        <text:p text:style-name="P13"/>
        <text:p text:style-name="P21">What's different to the UK syllabus?</text:p>
        <text:p text:style-name="P12">This technique is for yellow belt in the UK syllabus</text:p>
        <text:p text:style-name="P22">Posted on Dec 7th, 2021</text:p>
      </text:section>
      <text:p text:style-name="P17"/>
      <text:p text:style-name="P20"/>
      <text:section text:style-name="Sect1" text:name="Section53">
        <text:p text:style-name="P20"><text:bookmark text:name="techniqueBox52"/><text:bookmark text:name="techniqueLink53"/><text:a xlink:type="simple" xlink:href="http://localhost:5500/techniques/120" text:style-name="Internet_20_link" text:visited-style-name="Visited_20_Internet_20_Link"><text:span text:style-name="T9">Kouchi-gari (minor inner reap)</text:span></text:a></text:p>
        <text:p text:style-name="P16">Trip throw, throw from kick</text:p>
        <text:p text:style-name="P13"/>
        <text:p text:style-name="P21">What's different to the UK syllabus?</text:p>
        <text:p text:style-name="P12">The punch and kick versions of this throw are for separate grades on the UK syllabus, but are presumed to be both tested at Canadian orange belt</text:p>
        <text:p text:style-name="P22">Posted on Dec 7th, 2021</text:p>
      </text:section>
      <text:p text:style-name="P17"/>
      <text:p text:style-name="P20"/>
      <text:section text:style-name="Sect1" text:name="Section54">
        <text:p text:style-name="P20"><text:bookmark text:name="techniqueBox53"/><text:bookmark text:name="techniqueLink54"/><text:a xlink:type="simple" xlink:href="http://localhost:5500/techniques/121" text:style-name="Internet_20_link" text:visited-style-name="Visited_20_Internet_20_Link"><text:span text:style-name="T9">Kosoto-gake (minor outer hook)</text:span></text:a></text:p>
        <text:p text:style-name="P16">Trip throw</text:p>
        <text:p text:style-name="P13"/>
        <text:p text:style-name="P21">What's different to the UK syllabus?</text:p>
        <text:p text:style-name="P12">This technique is for yellow belt in the UK syllabus</text:p>
        <text:p text:style-name="P22">Posted on Dec 7th, 2021</text:p>
      </text:section>
      <text:p text:style-name="P17"/>
      <text:p text:style-name="P20"/>
      <text:section text:style-name="Sect1" text:name="Section55">
        <text:p text:style-name="P20"><text:bookmark text:name="techniqueBox54"/><text:bookmark text:name="techniqueLink55"/><text:a xlink:type="simple" xlink:href="http://localhost:5500/techniques/122" text:style-name="Internet_20_link" text:visited-style-name="Visited_20_Internet_20_Link"><text:span text:style-name="T9">Osoto-gaeshi (major outer counter)</text:span></text:a></text:p>
        <text:p text:style-name="P16">Counter throw</text:p>
        <text:p text:style-name="P13"/>
        <text:p text:style-name="P21">What's different to the UK syllabus?</text:p>
        <text:p text:style-name="P12">Throw counters don't exist on the UK syllabus</text:p>
        <text:p text:style-name="P22">Posted on Dec 7th, 2021</text:p>
      </text:section>
      <text:section text:style-name="Sect1" text:name="Section56">
        <text:p text:style-name="P20"><text:bookmark text:name="techniqueBox55"/><text:bookmark text:name="techniqueLink56"/><text:a xlink:type="simple" xlink:href="http://localhost:5500/techniques/123" text:style-name="Internet_20_link" text:visited-style-name="Visited_20_Internet_20_Link"><text:span text:style-name="T5">Ushiro-goshi (back hip)</text:span></text:a></text:p>
        <text:p text:style-name="P16">Counter throw</text:p>
        <text:p text:style-name="P13"><text:soft-page-break/></text:p>
        <text:p text:style-name="P21">What's different to the UK syllabus?</text:p>
        <text:p text:style-name="P12">Throw counters don't exist on the UK syllabus</text:p>
        <text:p text:style-name="P22">Posted on Dec 7th, 2021</text:p>
      </text:section>
      <text:p text:style-name="P17"/>
      <text:p text:style-name="P20"/>
      <text:section text:style-name="Sect1" text:name="Section57">
        <text:p text:style-name="P20"><text:bookmark text:name="techniqueBox56"/><text:bookmark text:name="techniqueLink57"/><text:a xlink:type="simple" xlink:href="http://localhost:5500/techniques/124" text:style-name="Internet_20_link" text:visited-style-name="Visited_20_Internet_20_Link"><text:span text:style-name="T9">Randori (free practice)</text:span></text:a></text:p>
        <text:p text:style-name="P12">Randori (judo) throwing e.g. for competition (as opposed to street self defence)</text:p>
        <text:p text:style-name="P22">Posted on Dec 7th, 2021</text:p>
      </text:section>
      <text:p text:style-name="P17"/>
      <text:p text:style-name="P20"/>
      <text:p text:style-name="P20"/>
      <text:p text:style-name="P15">~ ~ ~ ~ ~ ~ ~ ~ ~ ~ ~ ~ ~ ~ ~ ~ ~ ~ ~ ~ ~ ~</text:p>
      <text:p text:style-name="P20"/>
      <text:p text:style-name="P20"/>
      <text:p text:style-name="P20"/>
      <text:p text:style-name="P14">Henka-waza (transition techniques):</text:p>
      <text:p text:style-name="P20"/>
      <text:section text:style-name="Sect1" text:name="Section58">
        <text:p text:style-name="P20"><text:bookmark text:name="techniqueBox57"/><text:bookmark text:name="techniqueLink58"/><text:a xlink:type="simple" xlink:href="http://localhost:5500/techniques/125" text:style-name="Internet_20_link" text:visited-style-name="Visited_20_Internet_20_Link"><text:span text:style-name="T9">Kesa-gatame into kata-gatame</text:span></text:a></text:p>
        <text:p text:style-name="P16">Groundwork transitions</text:p>
        <text:p text:style-name="P13"/>
        <text:p text:style-name="P21">What's different to the UK syllabus?</text:p>
        <text:p text:style-name="P12">Very limited transitions in the UK compared to Canada</text:p>
        <text:p text:style-name="P22">Posted on Dec 7th, 2021</text:p>
      </text:section>
      <text:section text:style-name="Sect1" text:name="Section59">
        <text:p text:style-name="P20"><text:bookmark text:name="techniqueBox58"/><text:bookmark text:name="techniqueLink59"/><text:a xlink:type="simple" xlink:href="http://localhost:5500/techniques/127" text:style-name="Internet_20_link" text:visited-style-name="Visited_20_Internet_20_Link"><text:span text:style-name="T5">Tate-shiho-gatame into ude-garami</text:span></text:a></text:p>
        <text:p text:style-name="P16">Groundwork transitions</text:p>
        <text:p text:style-name="P13"/>
        <text:p text:style-name="P21">What's different to the UK syllabus?</text:p>
        <text:p text:style-name="P12">Very limited transitions in the UK compared to Canada</text:p>
        <text:p text:style-name="P22">Posted on Dec 7th, 2021</text:p>
      </text:section>
      <text:p text:style-name="P17"/>
      <text:p text:style-name="P20"/>
      <text:section text:style-name="Sect1" text:name="Section60">
        <text:p text:style-name="P20"><text:bookmark text:name="techniqueBox59"/><text:bookmark text:name="techniqueLink60"/><text:a xlink:type="simple" xlink:href="http://localhost:5500/techniques/126" text:style-name="Internet_20_link" text:visited-style-name="Visited_20_Internet_20_Link"><text:span text:style-name="T9">Mune-gatame into gyaku-ude-garami</text:span></text:a></text:p>
        <text:p text:style-name="P13"/>
        <text:p text:style-name="P21">What's different to the UK syllabus?</text:p>
        <text:p text:style-name="P12">The end technique isn't explicitly recorded in the UK, and transitions aren't really a thing there</text:p>
        <text:p text:style-name="P22">Posted on Dec 7th, 2021</text:p>
      </text:section>
      <text:p text:style-name="P17"/>
      <text:p text:style-name="P20"/>
      <text:section text:style-name="Sect1" text:name="Section61">
        <text:p text:style-name="P20"><text:bookmark text:name="techniqueBox60"/><text:bookmark text:name="techniqueLink61"/><text:a xlink:type="simple" xlink:href="http://localhost:5500/techniques/128" text:style-name="Internet_20_link" text:visited-style-name="Visited_20_Internet_20_Link"><text:span text:style-name="T9">De-ashi-harai into kosoto-gake</text:span></text:a></text:p>
        <text:p text:style-name="P16">Throwing transitions</text:p>
        <text:p text:style-name="P13"/>
        <text:p text:style-name="P21">What's different to the UK syllabus?</text:p>
        <text:p text:style-name="P12">Throw transitions don't exist on the UK syllabus</text:p>
        <text:p text:style-name="P22"><text:soft-page-break/>Posted on Dec 7th, 2021</text:p>
      </text:section>
      <text:p text:style-name="P17"/>
      <text:p text:style-name="P20"/>
      <text:p text:style-name="P14">Kaeshi-waza (counter techniques):</text:p>
      <text:p text:style-name="P20"/>
      <text:section text:style-name="Sect1" text:name="Section62">
        <text:p text:style-name="P20"><text:bookmark text:name="techniqueBox61"/><text:bookmark text:name="techniqueLink62"/><text:a xlink:type="simple" xlink:href="http://localhost:5500/techniques/129" text:style-name="Internet_20_link" text:visited-style-name="Visited_20_Internet_20_Link"><text:span text:style-name="T9">Osoto-gari with osoto-gaeshi</text:span></text:a></text:p>
        <text:p text:style-name="P16">Counter throw</text:p>
        <text:p text:style-name="P13"/>
        <text:p text:style-name="P21">What's different to the UK syllabus?</text:p>
        <text:p text:style-name="P12">Throw counters don't exist on the UK syllabus</text:p>
        <text:p text:style-name="P22">Posted on Dec 7th, 2021</text:p>
      </text:section>
      <text:section text:style-name="Sect1" text:name="Section63">
        <text:p text:style-name="P20"><text:bookmark text:name="techniqueBox62"/><text:bookmark text:name="techniqueLink63"/><text:a xlink:type="simple" xlink:href="http://localhost:5500/techniques/130" text:style-name="Internet_20_link" text:visited-style-name="Visited_20_Internet_20_Link"><text:span text:style-name="T5">Osoto-gari with kosoto-gake</text:span></text:a></text:p>
        <text:p text:style-name="P16">Counter throw</text:p>
        <text:p text:style-name="P13"/>
        <text:p text:style-name="P21">What's different to the UK syllabus?</text:p>
        <text:p text:style-name="P12">Throw counters don't exist on the UK syllabus</text:p>
        <text:p text:style-name="P22">Posted on Dec 7th, 2021</text:p>
      </text:section>
      <text:section text:style-name="Sect1" text:name="Section64">
        <text:p text:style-name="P20"><text:bookmark text:name="techniqueBox63"/><text:bookmark text:name="techniqueLink64"/><text:a xlink:type="simple" xlink:href="http://localhost:5500/techniques/131" text:style-name="Internet_20_link" text:visited-style-name="Visited_20_Internet_20_Link"><text:span text:style-name="T5">Kosoto-gari with o-goshi</text:span></text:a></text:p>
        <text:p text:style-name="P16">Counter throw</text:p>
        <text:p text:style-name="P13"/>
        <text:p text:style-name="P21">What's different to the UK syllabus?</text:p>
        <text:p text:style-name="P12">Throw counters don't exist on the UK syllabus</text:p>
        <text:p text:style-name="P22">Posted on Dec 7th, 2021</text:p>
      </text:section>
      <text:section text:style-name="Sect1" text:name="Section65">
        <text:p text:style-name="P20"><text:bookmark text:name="techniqueBox64"/><text:bookmark text:name="techniqueLink65"/><text:a xlink:type="simple" xlink:href="http://localhost:5500/techniques/132" text:style-name="Internet_20_link" text:visited-style-name="Visited_20_Internet_20_Link"><text:span text:style-name="T5">Koshi-guruma with ushiro-goshi</text:span></text:a></text:p>
        <text:p text:style-name="P16">Counter throw</text:p>
        <text:p text:style-name="P13"/>
        <text:p text:style-name="P21">What's different to the UK syllabus?</text:p>
        <text:p text:style-name="P12">Throw counters don't exist on the UK syllabus</text:p>
        <text:p text:style-name="P22">Posted on Dec 7th, 2021</text:p>
      </text:section>
      <text:p text:style-name="P17"/>
      <text:p text:style-name="P20"/>
      <text:p text:style-name="P14">Bunkai (application for defence):</text:p>
      <text:p text:style-name="P20"/>
      <text:p text:style-name="P20"/>
      <text:p text:style-name="P20"/>
      <text:section text:style-name="Sect1" text:name="Section66">
        <text:p text:style-name="P20"><text:bookmark text:name="techniqueBox65"/><text:bookmark text:name="techniqueLink66"/><text:a xlink:type="simple" xlink:href="http://localhost:5500/techniques/133" text:style-name="Internet_20_link" text:visited-style-name="Visited_20_Internet_20_Link"><text:span text:style-name="T9">Defence against body grabs (front and rear)</text:span></text:a></text:p>
        <text:p text:style-name="P12">Grab defences</text:p>
        <text:p text:style-name="P22">Posted on Dec 7th, 2021</text:p>
      </text:section>
      <text:p text:style-name="P17"/>
      <text:p text:style-name="P20"/>
      <text:section text:style-name="Sect1" text:name="Section67">
        <text:p text:style-name="P20"><text:bookmark text:name="techniqueBox66"/><text:bookmark text:name="techniqueLink67"/><text:a xlink:type="simple" xlink:href="http://localhost:5500/techniques/134" text:style-name="Internet_20_link" text:visited-style-name="Visited_20_Internet_20_Link"><text:span text:style-name="T9">Defence against kick</text:span></text:a></text:p>
        <text:p text:style-name="P12">Kick throw</text:p>
        <text:p text:style-name="P22">Posted on Dec 7th, 2021</text:p>
      </text:section>
      <text:p text:style-name="P17"/>
      <text:p text:style-name="P20"/>
      <text:section text:style-name="Sect1" text:name="Section68">
        <text:p text:style-name="P20"><text:bookmark text:name="techniqueBox67"/><text:bookmark text:name="techniqueLink68"/><text:a xlink:type="simple" xlink:href="http://localhost:5500/techniques/135" text:style-name="Internet_20_link" text:visited-style-name="Visited_20_Internet_20_Link"><text:span text:style-name="T9">Defence against cosh</text:span></text:a></text:p>
        <text:p text:style-name="P12"><text:soft-page-break/>Weapon defences</text:p>
        <text:p text:style-name="P22">Posted on Dec 7th, 2021</text:p>
      </text:section>
      <text:p text:style-name="P17"/>
      <text:p text:style-name="P20"/>
      <text:p text:style-name="P19"><text:a xlink:type="simple" xlink:href="http://localhost:5500/technique/new" text:style-name="Internet_20_link" text:visited-style-name="Visited_20_Internet_20_Link"><text:span text:style-name="T6">Add New Technique</text:span></text:a><text:span text:style-name="T3"><text:line-break/></text:span></text:p>
      <text:h text:style-name="P3" text:outline-level="1">5th Kyu (Green)</text:h>
      <text:p text:style-name="P14">Waza (techniques)</text:p>
      <text:p text:style-name="P18"><text:line-break/>All previous syllabus.</text:p>
      <text:p text:style-name="P20"/>
      <text:p text:style-name="P20"/>
      <text:p text:style-name="P20"/>
      <text:p text:style-name="P14">Ukemi (breakfalling):</text:p>
      <text:p text:style-name="P20"/>
      <text:p text:style-name="P20"/>
      <text:p text:style-name="P20"/>
      <text:p text:style-name="P20"/>
      <text:p text:style-name="P20"/>
      <text:p text:style-name="P14">Kansetsu (locks):</text:p>
      <text:p text:style-name="P20"/>
      <text:section text:style-name="Sect1" text:name="Section69">
        <text:p text:style-name="P20"><text:bookmark text:name="techniqueBox68"/><text:bookmark text:name="techniqueLink69"/><text:a xlink:type="simple" xlink:href="http://localhost:5500/techniques/101" text:style-name="Internet_20_link" text:visited-style-name="Visited_20_Internet_20_Link"><text:span text:style-name="T9">Wrist-lock #4 (kote-hineri, wrist twist)</text:span></text:a></text:p>
        <text:p text:style-name="P16">Wrist locks</text:p>
        <text:p text:style-name="P13"/>
        <text:p text:style-name="P21">What's different to the UK syllabus?</text:p>
        <text:p text:style-name="P12">The UK's wrist lock 5 = Canada's wrist lock 4.</text:p>
        <text:p text:style-name="P22">Posted on Dec 3rd, 2021</text:p>
      </text:section>
      <text:p text:style-name="P17"/>
      <text:p text:style-name="P20"/>
      <text:p text:style-name="P14">Nage-waza (throwing):</text:p>
      <text:p text:style-name="P20"/>
      <text:section text:style-name="Sect1" text:name="Section70">
        <text:p text:style-name="P20"><text:bookmark text:name="techniqueBox69"/><text:bookmark text:name="techniqueLink70"/><text:a xlink:type="simple" xlink:href="http://localhost:5500/techniques/137" text:style-name="Internet_20_link" text:visited-style-name="Visited_20_Internet_20_Link"><text:span text:style-name="T9">Morote-gari (two-hand reap)</text:span></text:a></text:p>
        <text:p text:style-name="P16">Leg takedowns</text:p>
        <text:p text:style-name="P13"/>
        <text:p text:style-name="P21">What's different to the UK syllabus?</text:p>
        <text:p text:style-name="P12">This throw doesn't exist on the UK syllabus.</text:p>
        <text:p text:style-name="P22">Posted on Dec 20th, 2021</text:p>
      </text:section>
      <text:section text:style-name="Sect1" text:name="Section71">
        <text:p text:style-name="P20"><text:bookmark text:name="techniqueBox70"/><text:bookmark text:name="techniqueLink71"/><text:a xlink:type="simple" xlink:href="http://localhost:5500/techniques/138" text:style-name="Internet_20_link" text:visited-style-name="Visited_20_Internet_20_Link"><text:span text:style-name="T5">Kuchiki-taoshi (pushing over the dead tree, one-hand drop)</text:span></text:a></text:p>
        <text:p text:style-name="P16">Leg takedowns</text:p>
        <text:p text:style-name="P13"/>
        <text:p text:style-name="P21">What's different to the UK syllabus?</text:p>
        <text:p text:style-name="P12">This throw doesn't exist on the UK syllabus.</text:p>
        <text:p text:style-name="P22">Posted on Dec 20th, 2021</text:p>
      </text:section>
      <text:section text:style-name="Sect1" text:name="Section72">
        <text:p text:style-name="P20"><text:bookmark text:name="techniqueBox71"/><text:bookmark text:name="techniqueLink72"/><text:a xlink:type="simple" xlink:href="http://localhost:5500/techniques/139" text:style-name="Internet_20_link" text:visited-style-name="Visited_20_Internet_20_Link"><text:span text:style-name="T5">Kibisu-gaeshi (heel trip)</text:span></text:a></text:p>
        <text:p text:style-name="P16">Leg takedowns</text:p>
        <text:p text:style-name="P13"/>
        <text:p text:style-name="P21"><text:soft-page-break/>What's different to the UK syllabus?</text:p>
        <text:p text:style-name="P12">This throw doesn't exist on the UK syllabus.</text:p>
        <text:p text:style-name="P22">Posted on Dec 20th, 2021</text:p>
      </text:section>
      <text:p text:style-name="P17"/>
      <text:p text:style-name="P20"/>
      <text:section text:style-name="Sect1" text:name="Section73">
        <text:p text:style-name="P20"><text:bookmark text:name="techniqueBox72"/><text:bookmark text:name="techniqueLink73"/><text:a xlink:type="simple" xlink:href="http://localhost:5500/techniques/140" text:style-name="Internet_20_link" text:visited-style-name="Visited_20_Internet_20_Link"><text:span text:style-name="T9">Daki-age (high lift)</text:span></text:a></text:p>
        <text:p text:style-name="P16">Dangerous throws</text:p>
        <text:p text:style-name="P13"/>
        <text:p text:style-name="P21">What's different to the UK syllabus?</text:p>
        <text:p text:style-name="P12">This throw doesn't exist on the UK syllabus.</text:p>
        <text:p text:style-name="P22">Posted on Dec 20th, 2021</text:p>
      </text:section>
      <text:p text:style-name="P17"/>
      <text:p text:style-name="P20"/>
      <text:p text:style-name="P20"/>
      <text:p text:style-name="P15">~ ~ ~ ~ ~ ~ ~ ~ ~ ~ ~ ~ ~ ~ ~ ~ ~ ~ ~ ~ ~ ~</text:p>
      <text:p text:style-name="P20"/>
      <text:p text:style-name="P20"/>
      <text:p text:style-name="P20"/>
      <text:p text:style-name="P19"><text:a xlink:type="simple" xlink:href="http://localhost:5500/technique/new" text:style-name="Internet_20_link" text:visited-style-name="Visited_20_Internet_20_Link"><text:span text:style-name="T6">Add New Technique</text:span></text:a><text:span text:style-name="T3"><text:line-break/></text:span></text:p>
      <text:h text:style-name="P6" text:outline-level="1">4th Kyu (Purple)</text:h>
      <text:p text:style-name="P14">Waza (techniques)</text:p>
      <text:p text:style-name="P18"><text:line-break/>All previous syllabus.</text:p>
      <text:p text:style-name="P20"/>
      <text:p text:style-name="P20"/>
      <text:p text:style-name="P20"/>
      <text:p text:style-name="P14">Kansetsu (locks):</text:p>
      <text:p text:style-name="P20"/>
      <text:p text:style-name="P20"/>
      <text:p text:style-name="P20"/>
      <text:p text:style-name="P20"/>
      <text:p text:style-name="P15">~ ~ ~ ~ ~ ~ ~ ~ ~ ~ ~ ~ ~ ~ ~ ~ ~ ~ ~ ~ ~ ~</text:p>
      <text:p text:style-name="P20"/>
      <text:p text:style-name="P20"/>
      <text:p text:style-name="P20"/>
      <text:p text:style-name="P14">Bunkai (application for defence):</text:p>
      <text:p text:style-name="P20"/>
      <text:section text:style-name="Sect1" text:name="Section74">
        <text:p text:style-name="P20"><text:bookmark text:name="techniqueBox73"/><text:bookmark text:name="techniqueLink74"/><text:a xlink:type="simple" xlink:href="http://localhost:5500/techniques/56" text:style-name="Internet_20_link" text:visited-style-name="Visited_20_Internet_20_Link"><text:span text:style-name="T9">Purple test</text:span></text:a></text:p>
        <text:p text:style-name="P12">Colour test</text:p>
        <text:p text:style-name="P22">Posted on Nov 5th, 2021</text:p>
      </text:section>
      <text:p text:style-name="P17"/>
      <text:p text:style-name="P20"/>
      <text:section text:style-name="Sect1" text:name="Section75">
        <text:p text:style-name="P20"><text:bookmark text:name="techniqueBox74"/><text:bookmark text:name="techniqueLink75"/><text:a xlink:type="simple" xlink:href="http://localhost:5500/techniques/59" text:style-name="Internet_20_link" text:visited-style-name="Visited_20_Internet_20_Link"><text:span text:style-name="T9">Can't post techniques for purple</text:span></text:a></text:p>
        <text:p text:style-name="P16">Really can't</text:p>
        <text:p text:style-name="P13"/>
        <text:p text:style-name="P21">What's different to the UK syllabus?</text:p>
        <text:p text:style-name="P12"><text:soft-page-break/>testing</text:p>
        <text:p text:style-name="P22">Posted on Nov 5th, 2021</text:p>
      </text:section>
      <text:p text:style-name="P17"/>
      <text:p text:style-name="P20"/>
      <text:p text:style-name="P19"><text:a xlink:type="simple" xlink:href="http://localhost:5500/technique/new" text:style-name="Internet_20_link" text:visited-style-name="Visited_20_Internet_20_Link"><text:span text:style-name="T6">Add New Technique</text:span></text:a><text:span text:style-name="T3"><text:line-break/></text:span></text:p>
      <text:h text:style-name="P4" text:outline-level="1">3rd Kyu (Light Blue)</text:h>
      <text:p text:style-name="P14">Waza (techniques)</text:p>
      <text:p text:style-name="P18"><text:line-break/>All previous syllabus.</text:p>
      <text:p text:style-name="P20"/>
      <text:p text:style-name="P20"/>
      <text:p text:style-name="P20"/>
      <text:p text:style-name="P14">Ukemi (breakfalling):</text:p>
      <text:p text:style-name="P20"/>
      <text:p text:style-name="P20"/>
      <text:p text:style-name="P20"/>
      <text:p text:style-name="P14">Atemi (striking):</text:p>
      <text:p text:style-name="P20"/>
      <text:p text:style-name="P20"/>
      <text:p text:style-name="P20"/>
      <text:p text:style-name="P20"/>
      <text:p text:style-name="P15">~ ~ ~ ~ ~ ~ ~ ~ ~ ~ ~ ~ ~ ~ ~ ~ ~ ~ ~ ~ ~ ~</text:p>
      <text:p text:style-name="P20"/>
      <text:p text:style-name="P20"/>
      <text:p text:style-name="P20"/>
      <text:p text:style-name="P19"><text:a xlink:type="simple" xlink:href="http://localhost:5500/technique/new" text:style-name="Internet_20_link" text:visited-style-name="Visited_20_Internet_20_Link"><text:span text:style-name="T6">Add New Technique</text:span></text:a><text:span text:style-name="T3"><text:line-break/></text:span></text:p>
      <text:h text:style-name="P7" text:outline-level="1">2nd Kyu (Dark Blue)</text:h>
      <text:p text:style-name="P14">Waza (techniques)</text:p>
      <text:p text:style-name="P18"><text:line-break/>All previous syllabus.</text:p>
      <text:p text:style-name="P20"/>
      <text:p text:style-name="P20"/>
      <text:p text:style-name="P20"/>
      <text:p text:style-name="P14">Ukemi (breakfalling):</text:p>
      <text:p text:style-name="P20"/>
      <text:p text:style-name="P20"/>
      <text:p text:style-name="P20"/>
      <text:p text:style-name="P14">Kansetsu (locks):</text:p>
      <text:p text:style-name="P20"/>
      <text:p text:style-name="P20"/>
      <text:p text:style-name="P20"/>
      <text:p text:style-name="P14">Ne-waza (groundwork):</text:p>
      <text:p text:style-name="P20"/>
      <text:p text:style-name="P20"/>
      <text:p text:style-name="P20"/>
      <text:section text:style-name="Sect1" text:name="Section76">
        <text:p text:style-name="P20"><text:bookmark text:name="techniqueBox75"/><text:bookmark text:name="techniqueLink76"/><text:a xlink:type="simple" xlink:href="http://localhost:5500/techniques/54" text:style-name="Internet_20_link" text:visited-style-name="Visited_20_Internet_20_Link"><text:span text:style-name="T9">Testing 1 2 3</text:span></text:a></text:p>
        <text:p text:style-name="P16">Hip throw</text:p>
        <text:p text:style-name="P13"><text:soft-page-break/></text:p>
        <text:p text:style-name="P21">What's different to the UK syllabus?</text:p>
        <text:p text:style-name="P13"/>
        <text:p text:style-name="P22">Posted on Nov 3rd, 2021</text:p>
      </text:section>
      <text:p text:style-name="P17"/>
      <text:p text:style-name="P20"/>
      <text:p text:style-name="P14">Nage-waza (throwing):</text:p>
      <text:p text:style-name="P20"/>
      <text:p text:style-name="P20"/>
      <text:p text:style-name="P20"/>
      <text:p text:style-name="P20"/>
      <text:p text:style-name="P15">~ ~ ~ ~ ~ ~ ~ ~ ~ ~ ~ ~ ~ ~ ~ ~ ~ ~ ~ ~ ~ ~</text:p>
      <text:p text:style-name="P20"/>
      <text:p text:style-name="P20"/>
      <text:p text:style-name="P20"/>
      <text:p text:style-name="P14">Bunkai (application for defence):</text:p>
      <text:p text:style-name="P20"/>
      <text:p text:style-name="P20"/>
      <text:p text:style-name="P20"/>
      <text:p text:style-name="P19"><text:a xlink:type="simple" xlink:href="http://localhost:5500/technique/new" text:style-name="Internet_20_link" text:visited-style-name="Visited_20_Internet_20_Link"><text:span text:style-name="T6">Add New Technique</text:span></text:a><text:span text:style-name="T3"><text:line-break/></text:span></text:p>
      <text:h text:style-name="P5" text:outline-level="1">1st Kyu (Brown)</text:h>
      <text:p text:style-name="P14">Waza (techniques)</text:p>
      <text:p text:style-name="P18"><text:line-break/>All previous syllabus.</text:p>
      <text:p text:style-name="P20"/>
      <text:p text:style-name="P20"/>
      <text:p text:style-name="P20"/>
      <text:p text:style-name="P14">Ukemi (breakfalling):</text:p>
      <text:p text:style-name="P20"/>
      <text:section text:style-name="Sect1" text:name="Section77">
        <text:p text:style-name="P20"><text:bookmark text:name="techniqueBox76"/><text:bookmark text:name="techniqueLink77"/><text:a xlink:type="simple" xlink:href="http://localhost:5500/techniques/51" text:style-name="Internet_20_link" text:visited-style-name="Visited_20_Internet_20_Link"><text:span text:style-name="T9">Testing multiple videos</text:span></text:a></text:p>
        <text:p text:style-name="P12">Hip throw</text:p>
        <text:p text:style-name="P22">Posted on Nov 2nd, 2021</text:p>
      </text:section>
      <text:p text:style-name="P17"/>
      <text:p text:style-name="P20"/>
      <text:p text:style-name="P20"/>
      <text:p text:style-name="P20"/>
      <text:section text:style-name="Sect1" text:name="Section78">
        <text:p text:style-name="P20"><text:bookmark text:name="techniqueBox77"/><text:bookmark text:name="techniqueLink78"/><text:a xlink:type="simple" xlink:href="http://localhost:5500/techniques/93" text:style-name="Internet_20_link" text:visited-style-name="Visited_20_Internet_20_Link"><text:span text:style-name="T9">Playlist video test</text:span></text:a></text:p>
        <text:p text:style-name="P12">test</text:p>
        <text:p text:style-name="P22">Posted on Dec 2nd, 2021</text:p>
      </text:section>
      <text:p text:style-name="P17"/>
      <text:p text:style-name="P20"/>
      <text:section text:style-name="Sect1" text:name="Section79">
        <text:p text:style-name="P20"><text:bookmark text:name="techniqueBox78"/><text:bookmark text:name="techniqueLink79"/><text:a xlink:type="simple" xlink:href="http://localhost:5500/techniques/100" text:style-name="Internet_20_link" text:visited-style-name="Visited_20_Internet_20_Link"><text:span text:style-name="T9">Testeding</text:span></text:a></text:p>
        <text:p text:style-name="P12">TEST</text:p>
        <text:p text:style-name="P22">Posted on Dec 3rd, 2021</text:p>
      </text:section>
      <text:p text:style-name="P17"/>
      <text:p text:style-name="P20"/>
      <text:p text:style-name="P20"><text:soft-page-break/></text:p>
      <text:p text:style-name="P15">~ ~ ~ ~ ~ ~ ~ ~ ~ ~ ~ ~ ~ ~ ~ ~ ~ ~ ~ ~ ~ ~</text:p>
      <text:p text:style-name="P20"/>
      <text:p text:style-name="P20"/>
      <text:p text:style-name="P20"/>
      <text:p text:style-name="P14">Bunkai (application for defence):</text:p>
      <text:p text:style-name="P20"/>
      <text:p text:style-name="P20"/>
      <text:p text:style-name="P20"/>
      <text:section text:style-name="Sect1" text:name="Section80">
        <text:p text:style-name="P20"><text:bookmark text:name="techniqueBox79"/><text:bookmark text:name="techniqueLink80"/><text:a xlink:type="simple" xlink:href="http://localhost:5500/techniques/66" text:style-name="Internet_20_link" text:visited-style-name="Visited_20_Internet_20_Link"><text:span text:style-name="T9">Test</text:span></text:a></text:p>
        <text:p text:style-name="P12">testing</text:p>
        <text:p text:style-name="P22">Posted on Nov 25th, 2021</text:p>
      </text:section>
      <text:p text:style-name="P17"/>
      <text:p text:style-name="P20"/>
      <text:section text:style-name="Sect1" text:name="Section81">
        <text:p text:style-name="P20"><text:bookmark text:name="techniqueBox80"/><text:bookmark text:name="techniqueLink81"/><text:a xlink:type="simple" xlink:href="http://localhost:5500/techniques/136" text:style-name="Internet_20_link" text:visited-style-name="Visited_20_Internet_20_Link"><text:span text:style-name="T9">Video update test</text:span></text:a></text:p>
        <text:p text:style-name="P16">test</text:p>
        <text:p text:style-name="P13"/>
        <text:p text:style-name="P21">What's different to the UK syllabus?</text:p>
        <text:p text:style-name="P13"/>
        <text:p text:style-name="P22">Posted on Dec 8th, 2021</text:p>
      </text:section>
      <text:p text:style-name="P17"/>
      <text:p text:style-name="P20"/>
      <text:p text:style-name="P20"/>
      <text:p text:style-name="P20"/>
      <text:p text:style-name="P20"/>
      <text:p text:style-name="P20"/>
      <text:p text:style-name="P19"><text:a xlink:type="simple" xlink:href="http://localhost:5500/technique/new" text:style-name="Internet_20_link" text:visited-style-name="Visited_20_Internet_20_Link"><text:span text:style-name="T6">Add New Technique</text:span></text:a></text:p>
      <text:p text:style-name="P13"/>
      <text:h text:style-name="P8" text:outline-level="1">Tuff City Jitsu Club: Teaching practical self defence in Tofino</text:h>
      <text:p text:style-name="P23">Contact Us</text:p>
      <text:p text:style-name="P24"><text:a xlink:type="simple" xlink:href="mailto:tuffcityjitsu@gmail.com" text:style-name="Internet_20_link" text:visited-style-name="Visited_20_Internet_20_Link">Club Email</text:a><text:a xlink:type="simple" xlink:href="https://t.me/TartanSpartan" text:style-name="Internet_20_link" text:visited-style-name="Visited_20_Internet_20_Link">Seumas</text:a><text:a xlink:type="simple" xlink:href="https://github.com/TartanSpartan" text:style-name="Internet_20_link" text:visited-style-name="Visited_20_Internet_20_Link"><text:span text:style-name="T7">☝ </text:span></text:a><text:a xlink:type="simple" xlink:href="https://github.com/TartanSpartan" text:style-name="Internet_20_link" text:visited-style-name="Visited_20_Internet_20_Link"><text:span text:style-name="T8">I also designed this website and if anyone is interested e.g. in moving between Jiu Jitsu countries, I would be happy to discuss my work</text:span></text:a></text:p>
      <text:p text:style-name="P23">Facebook</text:p>
      <text:p text:style-name="P25"><text:a xlink:type="simple" xlink:href="https://www.facebook.com/tuffcityjitsu" text:style-name="Internet_20_link" text:visited-style-name="Visited_20_Internet_20_Link">Tuff City</text:a><text:a xlink:type="simple" xlink:href="https://www.facebook.com/JitsuCanada" text:style-name="Internet_20_link" text:visited-style-name="Visited_20_Internet_20_Link">Jitsu Canada</text:a><text:a xlink:type="simple" xlink:href="https://www.facebook.com/groups/2406409734" text:style-name="Internet_20_link" text:visited-style-name="Visited_20_Internet_20_Link">The Jiu Jitsu Foundation (UK style)</text:a></text:p>
      <text:p text:style-name="P23">Other Websites</text:p>
      <text:p text:style-name="P25"><text:soft-page-break/><text:a xlink:type="simple" xlink:href="https://jitsucanada.com/" text:style-name="Internet_20_link" text:visited-style-name="Visited_20_Internet_20_Link">Jitsu Canada</text:a><text:a xlink:type="simple" xlink:href="https://www.jitsufoundation.org/" text:style-name="Internet_20_link" text:visited-style-name="Visited_20_Internet_20_Link">The Jiu Jitsu Foundation</text:a><text:a xlink:type="simple" xlink:href="https://jitsunz.weebly.com/" text:style-name="Internet_20_link" text:visited-style-name="Visited_20_Internet_20_Link">Jitsu New Zealand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9:50:14.787217564</meta:creation-date>
    <dc:date>2022-01-17T21:12:48.549323395</dc:date>
    <meta:editing-duration>PT1H12M23S</meta:editing-duration>
    <meta:editing-cycles>1</meta:editing-cycles>
    <meta:document-statistic meta:table-count="0" meta:image-count="0" meta:object-count="0" meta:page-count="17" meta:paragraph-count="406" meta:word-count="2105" meta:character-count="12365" meta:non-whitespace-character-count="10654"/>
    <meta:generator>LibreOffice/6.4.7.2$Linux_X86_64 LibreOffice_project/40$Build-2</meta:generator>
  </office:meta>
</office:document-meta>
</file>